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3.95cm" fo:min-width="7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25cm" fo:min-width="7.3cm"/>
    </style:style>
    <style:style style:name="gr3" style:family="graphic" style:parent-style-name="standard">
      <style:graphic-properties draw:fill="non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85cm" fo:min-width="7.3cm"/>
    </style:style>
    <style:style style:name="gr5" style:family="graphic" style:parent-style-name="standard">
      <style:graphic-properties draw:textarea-horizontal-align="justify" draw:textarea-vertical-align="middle" draw:auto-grow-height="false" fo:min-height="2.288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025cm" fo:min-width="0.05cm"/>
    </style:style>
    <style:style style:name="gr7" style:family="graphic" style:parent-style-name="standard">
      <style:graphic-properties draw:textarea-horizontal-align="justify" draw:textarea-vertical-align="middle" draw:auto-grow-height="false" fo:min-height="2.638cm" fo:min-width="0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4.2cm" svg:x="6.3cm" svg:y="1.1cm">
          <text:p text:style-name="P1">Reset</text:p>
          <text:p text:style-name="P1">Do some initiali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8cm" svg:height="4.5cm" svg:x="6.5cm" svg:y="8.2cm">
          <text:p text:style-name="P1">Grounded</text:p>
          <text:p text:style-name="P1">Waiting for user inpu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cm" svg:height="4.8cm" svg:x="6.6cm" svg:y="15.4cm">
          <text:p text:style-name="P1">Search</text:p>
          <text:p text:style-name="P1">Search the accident</text:p>
          <text:p text:style-name="P1">And display statu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cm" svg:height="5.1cm" svg:x="6.7cm" svg:y="23.6cm">
          <text:p text:style-name="P1">Aborted</text:p>
          <text:p text:style-name="P1">Back to the base</text:p>
          <text:p text:style-name="P1">And display statu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2.9cm" svg:x="9.8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1cm" svg:height="2.6cm" svg:x="9.7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3cm" svg:height="3.3cm" svg:x="9.7cm" svg:y="2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4.55cm" fo:min-width="7.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UKai CN" style:font-family-asian="'AR PL UKai CN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8T19:10:59.238493821</meta:creation-date>
    <dc:date>2017-10-08T19:35:13.980433223</dc:date>
    <meta:editing-duration>PT24M15S</meta:editing-duration>
    <meta:editing-cycles>2</meta:editing-cycles>
    <meta:generator>LibreOffice/5.1.6.2$Linux_X86_64 LibreOffice_project/10m0$Build-2</meta:generator>
    <meta:document-statistic meta:object-count="7"/>
  </office:meta>
</office:document-meta>
</file>